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f859c" draw:marker-start-width="0.252cm" draw:marker-end-width="0.252cm" draw:fill="solid" draw:fill-color="#9fb3c8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28cm" svg:stroke-color="#6f859c" draw:marker-start-width="0.241cm" draw:marker-end-width="0.241cm" draw:fill="solid" draw:fill-color="#b8bfd9" draw:textarea-vertical-align="middle" draw:auto-grow-height="false" draw:fit-to-size="false" style:shrink-to-fit="true" fo:min-height="3.135cm" fo:padding-top="0.138cm" fo:padding-bottom="0.138cm" fo:padding-left="0.263cm" fo:padding-right="0.263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6f859c" draw:marker-start-width="0.252cm" draw:marker-end-width="0.252cm" draw:fill="solid" draw:fill-color="#e6c3a3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solid" svg:stroke-width="0.159cm" svg:stroke-color="#6f859c" draw:marker-start-width="0.438cm" draw:marker-end-width="0.438cm" draw:fill="solid" draw:fill-color="#b7b3ca" draw:textarea-vertical-align="middle" draw:auto-grow-height="false" draw:fit-to-size="false" style:shrink-to-fit="true" fo:min-height="3.135cm" fo:padding-top="0.204cm" fo:padding-bottom="0.204cm" fo:padding-left="0.329cm" fo:padding-right="0.329cm" loext:decorative="false"/>
      <style:paragraph-properties style:writing-mode="lr-tb"/>
    </style:style>
    <style:style style:name="gr5" style:family="graphic" style:parent-style-name="objectwithoutfill">
      <style:graphic-properties svg:stroke-width="0.159cm" svg:stroke-color="#4781b3" draw:marker-start-width="0.438cm" draw:marker-end="線の終点_20_2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svg:stroke-color="#4781b3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4781b3" draw:marker-start-width="0.438cm" draw:marker-end="線の終点_20_4" draw:marker-end-width="0.538cm" draw:fill="none" draw:textarea-vertical-align="middle" fo:padding-top="0.204cm" fo:padding-bottom="0.204cm" fo:padding-left="0.329cm" fo:padding-right="0.329cm" loext:decorative="false"/>
    </style:style>
    <style:style style:name="gr8" style:family="graphic" style:parent-style-name="objectwithoutfill">
      <style:graphic-properties svg:stroke-color="#6f859c" draw:marker-end="線の終点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width="0.011cm" svg:stroke-color="#8399b0" draw:marker-start-width="0.216cm" draw:marker-end="線の終点_20_6" draw:marker-end-width="0.316cm" draw:fill="none" draw:textarea-vertical-align="middle" fo:padding-top="0.13cm" fo:padding-bottom="0.13cm" fo:padding-left="0.255cm" fo:padding-right="0.255cm" loext:decorative="false"/>
    </style:style>
    <style:style style:name="gr10" style:family="graphic" style:parent-style-name="standard">
      <style:graphic-properties draw:stroke="solid" svg:stroke-width="0.035cm" svg:stroke-color="#6f859c" draw:marker-start-width="0.252cm" draw:marker-end-width="0.252cm" draw:fill="solid" draw:fill-color="#dddddd" draw:textarea-vertical-align="middle" draw:auto-grow-height="false" draw:fit-to-size="false" style:shrink-to-fit="true" fo:min-height="0.674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48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solid" draw:fill-color="#9fb3c8"/>
      <style:paragraph-properties fo:margin-top="0.42cm" fo:margin-bottom="0.35cm"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9fb3c8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b8bfd9"/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e6c3a3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b7b3ca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dddddd"/>
      <style:paragraph-properties fo:margin-top="0.42cm" fo:margin-bottom="0.35cm" fo:text-align="center"/>
      <style:text-properties fo:font-size="12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center"/>
      <style:text-properties fo:font-size="18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0pt" style:font-size-complex="10pt"/>
    </style:style>
    <style:style style:name="T4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xml:id="id4" draw:id="id4" draw:layer="layout" svg:width="5.115cm" svg:height="3.069cm" svg:x="2.005cm" svg:y="4.86cm">
          <draw:text-box>
            <text:p text:style-name="P1"><text:span text:style-name="T1">R</text:span><text:span text:style-name="T1">o</text:span><text:span text:style-name="T1">u</text:span><text:span text:style-name="T1">t</text:span><text:span text:style-name="T1">i</text:span><text:span text:style-name="T1">n</text:span><text:span text:style-name="T1">g</text:span><text:span text:style-name="T1"><text:line-break/>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U</text:span><text:span text:style-name="T1">n</text:span><text:span text:style-name="T1">i</text:span><text:span text:style-name="T1">t</text:span><text:span text:style-name="T1"><text:line-break/></text:span><text:span text:style-name="T1">(</text:span><text:span text:style-name="T1">R</text:span><text:span text:style-name="T1">C</text:span><text:span text:style-name="T1">U</text:span><text:span text:style-name="T1">)</text:span></text:p>
          </draw:text-box>
        </draw:frame>
        <draw:frame draw:style-name="gr1" draw:text-style-name="P3" xml:id="id1" draw:id="id1" draw:layer="layout" svg:width="5.114cm" svg:height="3.069cm" svg:x="7.936cm" svg:y="4.86cm">
          <draw:text-box>
            <text:p text:style-name="P1"><text:span text:style-name="T2">Transfer</text:span><text:span text:style-name="T2"><text:line-break/></text:span><text:span text:style-name="T2">Management Unit</text:span><text:span text:style-name="T2"><text:line-break/></text:span><text:span text:style-name="T2">(TMU)</text:span></text:p>
          </draw:text-box>
        </draw:frame>
        <draw:frame draw:style-name="gr2" draw:text-style-name="P4" xml:id="id5" draw:id="id5" draw:layer="layout" svg:width="5.115cm" svg:height="3.069cm" svg:x="13.871cm" svg:y="4.86cm">
          <draw:text-box>
            <text:p text:style-name="P1"><text:span text:style-name="T2">Optical</text:span><text:span text:style-name="T2"><text:line-break/></text:span><text:span text:style-name="T2">Monitoring Unit</text:span><text:span text:style-name="T2"><text:line-break/></text:span><text:span text:style-name="T2"> (OMU)</text:span></text:p>
          </draw:text-box>
        </draw:frame>
        <draw:frame draw:style-name="gr3" draw:text-style-name="P5" xml:id="id2" draw:id="id2" draw:layer="layout" svg:width="7.16cm" svg:height="3.069cm" svg:x="6.913cm" svg:y="8.951cm">
          <draw:text-box>
            <text:p text:style-name="P1"><text:span text:style-name="T2">Transfer</text:span><text:span text:style-name="T2"><text:line-break/></text:span><text:span text:style-name="T2">Execution Unit</text:span><text:span text:style-name="T2"><text:line-break/></text:span><text:span text:style-name="T2"> (TEU)</text:span></text:p>
          </draw:text-box>
        </draw:frame>
        <draw:frame draw:style-name="gr4" draw:text-style-name="P6" xml:id="id3" draw:id="id3" draw:layer="layout" svg:width="10.23cm" svg:height="3.069cm" svg:x="5.378cm" svg:y="13.043cm">
          <draw:text-box>
            <text:p text:style-name="P1"><text:span text:style-name="T2">Fabric Switch Core</text:span><text:span text:style-name="T2"><text:line-break/></text:span><text:span text:style-name="T2">High-Speed</text:span><text:span text:style-name="T2"><text:line-break/></text:span><text:span text:style-name="T2">Data Plane</text:span></text:p>
          </draw:text-box>
        </draw:frame>
        <draw:connector draw:style-name="gr5" draw:text-style-name="P7" draw:layer="layout" svg:x1="10.493cm" svg:y1="7.929cm" svg:x2="10.493cm" svg:y2="8.951cm" draw:start-shape="id1" draw:start-glue-point="2" draw:end-shape="id2" svg:d="M10493 7929v1022" svg:viewBox="0 0 1 1023">
          <text:p/>
        </draw:connector>
        <draw:connector draw:style-name="gr6" draw:text-style-name="P7" draw:layer="layout" svg:x1="10.493cm" svg:y1="12.02cm" svg:x2="10.493cm" svg:y2="13.043cm" draw:start-shape="id2" draw:start-glue-point="2" draw:end-shape="id3" draw:end-glue-point="0" svg:d="M10493 12020v1023" svg:viewBox="0 0 1 1024">
          <text:p/>
        </draw:connector>
        <draw:connector draw:style-name="gr7" draw:text-style-name="P7" draw:layer="layout" svg:x1="7.12cm" svg:y1="6.394cm" svg:x2="7.936cm" svg:y2="6.394cm" draw:start-shape="id4" draw:start-glue-point="1" draw:end-shape="id1" draw:end-glue-point="3" svg:d="M7120 6394h816" svg:viewBox="0 0 817 1">
          <text:p/>
        </draw:connector>
        <draw:connector draw:style-name="gr8" draw:text-style-name="P7" draw:layer="layout" svg:x1="13.871cm" svg:y1="6.394cm" svg:x2="13.05cm" svg:y2="6.394cm" draw:start-shape="id5" draw:start-glue-point="3" draw:end-shape="id1" draw:end-glue-point="1" svg:d="M13871 6394h-821" svg:viewBox="0 0 822 1">
          <text:p/>
        </draw:connector>
        <draw:connector draw:style-name="gr9" draw:text-style-name="P7" draw:layer="layout" svg:x1="10.493cm" svg:y1="16.112cm" svg:x2="4.584cm" svg:y2="18.204cm" draw:start-shape="id3" draw:start-glue-point="2" draw:end-shape="id6" draw:end-glue-point="0" svg:d="M10493 16112v1077h-5909v1015" svg:viewBox="0 0 5910 2093">
          <text:p/>
        </draw:connector>
        <draw:frame draw:style-name="gr10" draw:text-style-name="P8" xml:id="id6" draw:id="id6" draw:layer="layout" svg:width="5.115cm" svg:height="0.957cm" svg:x="2.027cm" svg:y="18.204cm">
          <draw:text-box>
            <text:p text:style-name="P1"><text:span text:style-name="T3">PSC Fabric Ports / Links</text:span></text:p>
          </draw:text-box>
        </draw:frame>
        <draw:frame draw:style-name="gr11" draw:text-style-name="P9" draw:layer="layout" svg:width="9.753cm" svg:height="0.998cm" svg:x="5.624cm" svg:y="-1.218cm">
          <draw:text-box>
            <text:p text:style-name="P1"><text:span text:style-name="T4">PSC Fabric Internal Architecture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21:33:19.477371234</meta:creation-date>
    <dc:date>2026-04-01T19:12:58.909695416</dc:date>
    <meta:editing-duration>PT2H11M24S</meta:editing-duration>
    <meta:editing-cycles>13</meta:editing-cycles>
    <meta:generator>LibreOffice/24.2.7.2$Linux_X86_64 LibreOffice_project/420$Build-2</meta:generator>
    <meta:document-statistic meta:object-count="12"/>
  </office:meta>
</office:document-meta>
</file>